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cee0e"/>
    </style:style>
    <style:style style:name="ce2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de9a9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Bu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Route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conductor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Fin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1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Bbbb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Eee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7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Dddd</text:p>
          </table:table-cell>
          <table:table-cell office:value-type="string" calcext:value-type="string">
            <text:p>Fffff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e9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6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river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irst Name</text:p>
          </table:table-cell>
          <table:table-cell table:style-name="ce4" office:value-type="string" calcext:value-type="string">
            <text:p>Sur Name</text:p>
          </table:table-cell>
          <table:table-cell table:style-name="ce4" office:value-type="string" calcext:value-type="string">
            <text:p>Last Name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Experien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elushi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Morgan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Hank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Morgan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ovi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onductor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Experienc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ta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rta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ica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dra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6:19:16.281189757</meta:creation-date>
    <dc:date>2023-10-24T16:39:16.836271690</dc:date>
    <meta:editing-duration>PT3M1S</meta:editing-duration>
    <meta:editing-cycles>2</meta:editing-cycles>
    <meta:generator>LibreOffice/7.5.8.1$Linux_X86_64 LibreOffice_project/50$Build-1</meta:generator>
    <meta:document-statistic meta:table-count="1" meta:cell-count="106" meta:object-count="0"/>
  </office:meta>
</office:document-meta>
</file>